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2pt" officeooo:paragraph-rsid="000b59f4" style:font-size-asian="12pt" style:font-size-complex="12pt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officeooo:paragraph-rsid="000b59f4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0b59f4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0f40f2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11d9ac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14f2be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16e978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1a6010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1d911b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1fce50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23ee66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rsid="000b59f4" officeooo:paragraph-rsid="000b59f4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rsid="0014f2be" officeooo:paragraph-rsid="0014f2be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rsid="00188fda" officeooo:paragraph-rsid="00188fda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rsid="001b48ea" officeooo:paragraph-rsid="0023ee66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name-complex="Arial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0b59f4" style:font-size-asian="12pt" style:font-name-complex="Arial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0d8d30" style:font-size-asian="12pt" style:font-name-complex="Arial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23ee66" style:font-size-asian="12pt" style:font-name-complex="Arial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0f40f2" style:font-size-asian="12pt" style:font-name-complex="Arial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14f2be" style:font-size-asian="12pt" style:font-name-complex="Arial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rsid="00188fda" officeooo:paragraph-rsid="0019a076" style:font-size-asian="12pt" style:font-name-complex="Arial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rsid="00188fda" officeooo:paragraph-rsid="00188fda" style:font-size-asian="12pt" style:font-name-complex="Arial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rsid="000b59f4" officeooo:paragraph-rsid="000b59f4" style:font-size-asian="12pt" style:font-name-complex="Arial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rsid="0014f2be" officeooo:paragraph-rsid="0014f2be" style:font-size-asian="12pt" style:font-name-complex="Arial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officeooo:paragraph-rsid="000b59f4" style:font-size-asian="12pt" style:font-weight-asian="bold" style:font-name-complex="Arial" style:font-size-complex="12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officeooo:paragraph-rsid="0014f2be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officeooo:paragraph-rsid="001f2d23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Arial" fo:font-size="12pt" fo:font-weight="bold" officeooo:paragraph-rsid="001f2d23" style:font-size-asian="12pt" style:font-weight-asian="bold" style:font-name-complex="Arial" style:font-size-complex="12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officeooo:paragraph-rsid="0023ee66" style:font-size-asian="12pt" style:font-weight-asian="bold" style:font-name-complex="Arial" style:font-size-complex="12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officeooo:paragraph-rsid="0014f2be" style:font-size-asian="12pt" style:font-weight-asian="bold" style:font-name-complex="Arial" style:font-size-complex="12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officeooo:paragraph-rsid="001d911b" style:font-size-asian="12pt" style:font-weight-asian="bold" style:font-name-complex="Arial" style:font-size-complex="12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officeooo:paragraph-rsid="0023ee66" style:font-size-asian="12pt" style:font-weight-asian="bold" style:font-name-complex="Arial" style:font-size-complex="12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officeooo:paragraph-rsid="000b59f4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officeooo:paragraph-rsid="001fce50" style:font-size-asian="12pt" style:font-weight-asian="bold" style:font-name-complex="Arial" style:font-size-complex="12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officeooo:rsid="000d8d30" officeooo:paragraph-rsid="000d8d30" style:font-size-asian="12pt" style:font-weight-asian="bold" style:font-name-complex="Arial" style:font-size-complex="12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officeooo:rsid="00107a79" officeooo:paragraph-rsid="00107a79" style:font-size-asian="12pt" style:font-weight-asian="bold" style:font-name-complex="Arial" style:font-size-complex="12pt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weight="bold" officeooo:rsid="00107a79" officeooo:paragraph-rsid="00107a79" style:font-size-asian="12pt" style:font-weight-asian="bold" style:font-name-complex="Arial" style:font-size-complex="12pt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weight="bold" officeooo:rsid="00107a79" officeooo:paragraph-rsid="0026449e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officeooo:rsid="0016e978" officeooo:paragraph-rsid="0016e978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officeooo:rsid="0016e978" officeooo:paragraph-rsid="001a6010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officeooo:rsid="0016e978" officeooo:paragraph-rsid="001d0fb6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officeooo:rsid="000b59f4" officeooo:paragraph-rsid="000b59f4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officeooo:rsid="000b59f4" officeooo:paragraph-rsid="000b59f4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Arial" fo:font-size="12pt" fo:font-weight="bold" officeooo:rsid="000b59f4" officeooo:paragraph-rsid="0026449e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officeooo:rsid="0026449e" officeooo:paragraph-rsid="0026449e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paragraph-rsid="00226b4c" style:font-size-asian="12pt" style:font-weight-asian="normal" style:font-name-complex="Arial" style:font-size-complex="12pt" style:font-weight-complex="normal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weight="normal" officeooo:paragraph-rsid="001a6010" style:font-size-asian="12pt" style:font-weight-asian="normal" style:font-name-complex="Arial" style:font-size-complex="12pt" style:font-weight-complex="normal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weight="normal" officeooo:paragraph-rsid="00280e7e" style:font-size-asian="12pt" style:font-weight-asian="normal" style:font-name-complex="Arial" style:font-size-complex="12pt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normal" officeooo:paragraph-rsid="0014f2be" style:font-size-asian="12pt" style:font-weight-asian="normal" style:font-name-complex="Arial" style:font-size-complex="12pt" style:font-weight-complex="normal"/>
    </style:style>
    <style:style style:name="P58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normal" officeooo:paragraph-rsid="001a6010" style:font-size-asian="12pt" style:font-weight-asian="normal" style:font-name-complex="Arial" style:font-size-complex="12pt" style:font-weight-complex="normal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normal" officeooo:paragraph-rsid="001d911b" style:font-size-asian="12pt" style:font-weight-asian="normal" style:font-name-complex="Arial" style:font-size-complex="12pt" style:font-weight-complex="normal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16e978" officeooo:paragraph-rsid="00172002" style:font-size-asian="12pt" style:font-weight-asian="normal" style:font-name-complex="Arial" style:font-size-complex="12pt" style:font-weight-complex="normal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16e978" officeooo:paragraph-rsid="0019cf37" style:font-size-asian="12pt" style:font-weight-asian="normal" style:font-name-complex="Arial" style:font-size-complex="12pt" style:font-weight-complex="normal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16e978" officeooo:paragraph-rsid="0026449e" style:font-size-asian="12pt" style:font-weight-asian="normal" style:font-name-complex="Arial" style:font-size-complex="12pt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normal" officeooo:rsid="0016e978" officeooo:paragraph-rsid="0016e978" style:font-size-asian="12pt" style:font-weight-asian="normal" style:font-name-complex="Arial" style:font-size-complex="12pt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normal" officeooo:rsid="0016e978" officeooo:paragraph-rsid="001a6010" style:font-size-asian="12pt" style:font-weight-asian="normal" style:font-name-complex="Arial" style:font-size-complex="12pt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weight="normal" officeooo:rsid="00107a79" officeooo:paragraph-rsid="00107a79" style:font-size-asian="12pt" style:font-weight-asian="normal" style:font-name-complex="Arial" style:font-size-complex="12pt" style:font-weight-complex="normal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107a79" officeooo:paragraph-rsid="0016e978" style:font-size-asian="12pt" style:font-weight-asian="normal" style:font-name-complex="Arial" style:font-size-complex="12pt" style:font-weight-complex="normal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normal" officeooo:rsid="001d911b" officeooo:paragraph-rsid="001d911b" style:font-size-asian="12pt" style:font-weight-asian="normal" style:font-name-complex="Arial" style:font-size-complex="12pt" style:font-weight-complex="normal"/>
    </style:style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weight="normal" officeooo:rsid="001a6010" officeooo:paragraph-rsid="001dc4b5" style:font-size-asian="12pt" style:font-weight-asian="normal" style:font-name-complex="Arial" style:font-size-complex="12pt" style:font-weight-complex="normal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1a6010" officeooo:paragraph-rsid="0023ee66" style:font-size-asian="12pt" style:font-weight-asian="normal" style:font-name-complex="Arial" style:font-size-complex="12pt" style:font-weight-complex="normal"/>
    </style:style>
    <style:style style:name="P7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weight="normal" officeooo:rsid="00280e7e" officeooo:paragraph-rsid="00280e7e" style:font-size-asian="12pt" style:font-weight-asian="normal" style:font-name-complex="Arial" style:font-size-complex="12pt" style:font-weight-complex="normal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weight="normal" officeooo:rsid="00280e7e" officeooo:paragraph-rsid="00286768" style:font-size-asian="12pt" style:font-weight-asian="normal" style:font-name-complex="Arial" style:font-size-complex="12pt" style:font-weight-complex="normal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weight="normal" officeooo:rsid="00286768" officeooo:paragraph-rsid="00286768" style:font-size-asian="12pt" style:font-weight-asian="normal" style:font-name-complex="Arial" style:font-size-complex="12pt" style:font-weight-complex="normal"/>
    </style:style>
    <style:style style:name="P73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rsid="001d0fb6" officeooo:paragraph-rsid="0023ee66" style:font-size-asian="12pt" style:font-name-complex="Arial" style:font-size-complex="12pt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officeooo:rsid="001d0fb6" officeooo:paragraph-rsid="0029a13f" style:font-size-asian="12pt" style:font-weight-asian="bold" style:font-name-complex="Arial" style:font-size-complex="12pt" style:font-weight-complex="bold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officeooo:paragraph-rsid="002a2de9" style:font-size-asian="12pt" style:font-weight-asian="bold" style:font-name-complex="Arial" style:font-size-complex="12pt" style:font-weight-complex="bold"/>
    </style:style>
    <style:style style:name="P76" style:family="paragraph">
      <loext:graphic-properties draw:fill="solid" draw:fill-color="#ffffff"/>
      <style:paragraph-properties style:writing-mode="lr-tb"/>
    </style:style>
    <style:style style:name="P77" style:family="paragraph">
      <loext:graphic-properties draw:fill="solid" draw:fill-color="#ffffff"/>
      <style:paragraph-properties style:writing-mode="lr-tb"/>
      <style:text-properties fo:font-size="12pt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bold" officeooo:rsid="001a6010" style:font-weight-asian="bold" style:font-name-complex="Arial" style:font-weight-complex="bold"/>
    </style:style>
    <style:style style:name="T3" style:family="text">
      <style:text-properties style:font-name="Arial" fo:font-weight="bold" officeooo:rsid="0011d9ac" style:font-weight-asian="bold" style:font-name-complex="Arial" style:font-weight-complex="bold"/>
    </style:style>
    <style:style style:name="T4" style:family="text">
      <style:text-properties style:font-name="Arial" fo:font-weight="bold" officeooo:rsid="002a2de9" style:font-weight-asian="bold" style:font-name-complex="Ari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911b" style:font-weight-asian="normal" style:font-weight-complex="normal"/>
    </style:style>
    <style:style style:name="T7" style:family="text">
      <style:text-properties fo:font-weight="normal" style:font-weight-asian="normal" style:font-name-complex="Arial" style:font-weight-complex="normal"/>
    </style:style>
    <style:style style:name="T8" style:family="text">
      <style:text-properties fo:font-weight="normal" officeooo:rsid="0014f2be" style:font-weight-asian="normal" style:font-name-complex="Arial" style:font-weight-complex="normal"/>
    </style:style>
    <style:style style:name="T9" style:family="text">
      <style:text-properties fo:font-weight="normal" officeooo:rsid="0016e978" style:font-weight-asian="normal" style:font-name-complex="Arial" style:font-weight-complex="normal"/>
    </style:style>
    <style:style style:name="T10" style:family="text">
      <style:text-properties fo:font-weight="normal" officeooo:rsid="0019cf37" style:font-weight-asian="normal" style:font-name-complex="Arial" style:font-weight-complex="normal"/>
    </style:style>
    <style:style style:name="T11" style:family="text">
      <style:text-properties fo:font-weight="normal" officeooo:rsid="001a6010" style:font-weight-asian="normal" style:font-name-complex="Arial" style:font-weight-complex="normal"/>
    </style:style>
    <style:style style:name="T12" style:family="text">
      <style:text-properties fo:font-weight="normal" officeooo:rsid="001d911b" style:font-weight-asian="normal" style:font-name-complex="Arial" style:font-weight-complex="normal"/>
    </style:style>
    <style:style style:name="T13" style:family="text">
      <style:text-properties fo:font-weight="normal" officeooo:rsid="001fce50" style:font-weight-asian="normal" style:font-name-complex="Ari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9a076" style:font-weight-asian="bold" style:font-weight-complex="bold"/>
    </style:style>
    <style:style style:name="T16" style:family="text">
      <style:text-properties fo:font-weight="bold" officeooo:rsid="0019cf37" style:font-weight-asian="bold" style:font-weight-complex="bold"/>
    </style:style>
    <style:style style:name="T17" style:family="text">
      <style:text-properties fo:font-weight="bold" officeooo:rsid="001a6010" style:font-weight-asian="bold" style:font-weight-complex="bold"/>
    </style:style>
    <style:style style:name="T18" style:family="text">
      <style:text-properties fo:font-weight="bold" officeooo:rsid="00280e7e" style:font-weight-asian="bold" style:font-weight-complex="bold"/>
    </style:style>
    <style:style style:name="T19" style:family="text">
      <style:text-properties fo:font-weight="bold" officeooo:rsid="00286768" style:font-weight-asian="bold" style:font-weight-complex="bold"/>
    </style:style>
    <style:style style:name="T20" style:family="text">
      <style:text-properties fo:font-weight="bold" style:font-weight-asian="bold" style:font-name-complex="Arial" style:font-weight-complex="bold"/>
    </style:style>
    <style:style style:name="T21" style:family="text">
      <style:text-properties fo:font-weight="bold" officeooo:rsid="000b59f4" style:font-weight-asian="bold" style:font-name-complex="Arial" style:font-weight-complex="bold"/>
    </style:style>
    <style:style style:name="T22" style:family="text">
      <style:text-properties fo:font-weight="bold" officeooo:rsid="000f40f2" style:font-weight-asian="bold" style:font-name-complex="Arial" style:font-weight-complex="bold"/>
    </style:style>
    <style:style style:name="T23" style:family="text">
      <style:text-properties fo:font-weight="bold" officeooo:rsid="0011d9ac" style:font-weight-asian="bold" style:font-name-complex="Arial" style:font-weight-complex="bold"/>
    </style:style>
    <style:style style:name="T24" style:family="text">
      <style:text-properties fo:font-weight="bold" officeooo:rsid="0014f2be" style:font-weight-asian="bold" style:font-name-complex="Arial" style:font-weight-complex="bold"/>
    </style:style>
    <style:style style:name="T25" style:family="text">
      <style:text-properties fo:font-weight="bold" officeooo:rsid="0016e978" style:font-weight-asian="bold" style:font-name-complex="Arial" style:font-weight-complex="bold"/>
    </style:style>
    <style:style style:name="T26" style:family="text">
      <style:text-properties fo:font-weight="bold" officeooo:rsid="00188fda" style:font-weight-asian="bold" style:font-name-complex="Arial" style:font-weight-complex="bold"/>
    </style:style>
    <style:style style:name="T27" style:family="text">
      <style:text-properties fo:font-weight="bold" officeooo:rsid="0019a076" style:font-weight-asian="bold" style:font-name-complex="Arial" style:font-weight-complex="bold"/>
    </style:style>
    <style:style style:name="T28" style:family="text">
      <style:text-properties fo:font-weight="bold" officeooo:rsid="0019cf37" style:font-weight-asian="bold" style:font-name-complex="Arial" style:font-weight-complex="bold"/>
    </style:style>
    <style:style style:name="T29" style:family="text">
      <style:text-properties fo:font-weight="bold" officeooo:rsid="001a6010" style:font-weight-asian="bold" style:font-name-complex="Arial" style:font-weight-complex="bold"/>
    </style:style>
    <style:style style:name="T30" style:family="text">
      <style:text-properties fo:font-weight="bold" officeooo:rsid="001b48ea" style:font-weight-asian="bold" style:font-name-complex="Arial" style:font-weight-complex="bold"/>
    </style:style>
    <style:style style:name="T31" style:family="text">
      <style:text-properties fo:font-weight="bold" officeooo:rsid="001d0fb6" style:font-weight-asian="bold" style:font-name-complex="Arial" style:font-weight-complex="bold"/>
    </style:style>
    <style:style style:name="T32" style:family="text">
      <style:text-properties fo:font-weight="bold" officeooo:rsid="001d911b" style:font-weight-asian="bold" style:font-name-complex="Arial" style:font-weight-complex="bold"/>
    </style:style>
    <style:style style:name="T33" style:family="text">
      <style:text-properties fo:font-weight="bold" officeooo:rsid="001fce50" style:font-weight-asian="bold" style:font-name-complex="Arial" style:font-weight-complex="bold"/>
    </style:style>
    <style:style style:name="T34" style:family="text">
      <style:text-properties fo:font-weight="bold" officeooo:rsid="002197ad" style:font-weight-asian="bold" style:font-name-complex="Arial" style:font-weight-complex="bold"/>
    </style:style>
    <style:style style:name="T35" style:family="text">
      <style:text-properties fo:font-weight="bold" officeooo:rsid="00280e7e" style:font-weight-asian="bold" style:font-name-complex="Arial" style:font-weight-complex="bold"/>
    </style:style>
    <style:style style:name="T36" style:family="text">
      <style:text-properties style:font-name-complex="Arial"/>
    </style:style>
    <style:style style:name="T37" style:family="text">
      <style:text-properties officeooo:rsid="000b59f4" style:font-name-complex="Arial"/>
    </style:style>
    <style:style style:name="T38" style:family="text">
      <style:text-properties officeooo:rsid="000f40f2" style:font-name-complex="Arial"/>
    </style:style>
    <style:style style:name="T39" style:family="text">
      <style:text-properties officeooo:rsid="0014f2be" style:font-name-complex="Arial"/>
    </style:style>
    <style:style style:name="T40" style:family="text">
      <style:text-properties officeooo:rsid="0015689d" style:font-name-complex="Arial"/>
    </style:style>
    <style:style style:name="T41" style:family="text">
      <style:text-properties officeooo:rsid="00188fda" style:font-name-complex="Arial"/>
    </style:style>
    <style:style style:name="T42" style:family="text">
      <style:text-properties officeooo:rsid="0019a076" style:font-name-complex="Arial"/>
    </style:style>
    <style:style style:name="T43" style:family="text">
      <style:text-properties officeooo:rsid="0019cf37" style:font-name-complex="Arial"/>
    </style:style>
    <style:style style:name="T44" style:family="text">
      <style:text-properties officeooo:rsid="001a6010" style:font-name-complex="Arial"/>
    </style:style>
    <style:style style:name="T45" style:family="text">
      <style:text-properties officeooo:rsid="001b48ea" style:font-name-complex="Arial"/>
    </style:style>
    <style:style style:name="T46" style:family="text">
      <style:text-properties officeooo:rsid="001d0fb6" style:font-name-complex="Arial"/>
    </style:style>
    <style:style style:name="T47" style:family="text">
      <style:text-properties officeooo:rsid="0019a076"/>
    </style:style>
    <style:style style:name="T48" style:family="text">
      <style:text-properties officeooo:rsid="001a6010"/>
    </style:style>
    <style:style style:name="T49" style:family="text">
      <style:text-properties officeooo:rsid="001d911b"/>
    </style:style>
    <style:style style:name="T50" style:family="text">
      <style:text-properties officeooo:rsid="001f2d23"/>
    </style:style>
    <style:style style:name="T51" style:family="text">
      <style:text-properties officeooo:rsid="0019cf37"/>
    </style:style>
    <style:style style:name="T52" style:family="text">
      <style:text-properties officeooo:rsid="00280e7e"/>
    </style:style>
    <style:style style:name="fr1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gr1" style:family="graphic">
      <style:graphic-properties draw:stroke="solid" svg:stroke-width="0.101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1">- - - STUDY </text:span><text:span text:style-name="T34">PARAMETERS</text:span><text:span text:style-name="T33"> </text:span><text:span text:style-name="T21">- - -</text:span></text:p>
      <text:p text:style-name="P48"/>
      <text:p text:style-name="P48">Date: ___/___/202__ Time:___:___to___:___ Project____________ Experiment__________</text:p>
      <text:p text:style-name="P39"/>
      <text:p text:style-name="P75">Researcher(s): <text:span text:style-name="T5"><text:s/>____________ | ____________ | __________ | ___________ | ___________</text:span></text:p>
      <text:p text:style-name="P19">____________________________________________________________________________</text:p>
      <text:p text:style-name="P49"/>
      <text:p text:style-name="P49">PARTICIPANT</text:p>
      <text:p text:style-name="P49"><draw:frame draw:style-name="fr1" draw:name="Frame3" text:anchor-type="char" svg:x="14.697cm" svg:y="0.466cm" svg:width="0.467cm" svg:height="0.49cm" draw:z-index="1"><draw:text-box><text:p text:style-name="Frame_20_contents"/></draw:text-box></draw:frame><draw:frame draw:style-name="fr1" draw:name="Frame1" text:anchor-type="char" svg:x="16.984cm" svg:y="0.48cm" svg:width="0.467cm" svg:height="0.467cm" draw:z-index="0"><draw:text-box><text:p text:style-name="Frame_20_contents"/></draw:text-box></draw:frame></text:p>
      <text:p text:style-name="P5"><text:span text:style-name="T20">S</text:span><text:span text:style-name="T21">ubject #: ____________</text:span><text:span text:style-name="T20"> ID: ____________ V</text:span><text:span text:style-name="T21">isit</text:span><text:span text:style-name="T23">: </text:span><text:span text:style-name="T21">____________</text:span><text:span text:style-name="T20"> Consent <text:tab/> <text:s text:c="3"/>Safety</text:span></text:p>
      <text:p text:style-name="P39"/>
      <text:p text:style-name="P7"><text:span text:style-name="T20">Height:</text:span><text:span text:style-name="T36"> _____cm </text:span><text:span text:style-name="T20">Weight:</text:span><text:span text:style-name="T36"> _____kg </text:span><text:span text:style-name="T20">Arm length:</text:span><text:span text:style-name="T36"> _____cm <text:tab/></text:span><text:span text:style-name="T20">Ethnicity</text:span><text:span text:style-name="T36">:____________________</text:span></text:p>
      <text:p text:style-name="P18"/>
      <text:p text:style-name="P12"><text:span text:style-name="T20">Head; </text:span><text:span text:style-name="T21">N</text:span><text:span text:style-name="T20">as</text:span><text:span text:style-name="T21">ion</text:span><text:span text:style-name="T20">-in</text:span><text:span text:style-name="T21">ion: </text:span><text:span text:style-name="T36">______cm <text:s/></text:span><text:span text:style-name="T20">L-R </text:span><text:span text:style-name="T21">pre-auricular:</text:span><text:span text:style-name="T37"> ______</text:span><text:span text:style-name="T36">cm <text:s/></text:span><text:span text:style-name="T20">N</text:span><text:span text:style-name="T21">asion</text:span><text:span text:style-name="T20">-E</text:span><text:span text:style-name="T21">ar</text:span><text:span text:style-name="T20">-I</text:span><text:span text:style-name="T21">nion:</text:span><text:span text:style-name="T36"> ______cm</text:span></text:p>
      <text:p text:style-name="P40"/>
      <text:p text:style-name="P12"><text:span text:style-name="T33">Medications: </text:span><text:span text:style-name="T13">_______________ </text:span><text:span text:style-name="T33">Nicotine: </text:span><text:span text:style-name="T13">_________________ <text:tab/></text:span><text:span text:style-name="T33">Alcohol: </text:span><text:span text:style-name="T13">_______________</text:span><text:span text:style-name="T20"> </text:span><text:span text:style-name="T36">____________________________________________________________________________</text:span></text:p>
      <text:p text:style-name="P18"/>
      <text:p text:style-name="P30">TMS</text:p>
      <text:p text:style-name="P30"/>
      <text:p text:style-name="P5"><text:span text:style-name="T21">Make</text:span><text:span text:style-name="T37">: Magstim </text:span><text:span text:style-name="T43">|</text:span><text:span text:style-name="T37"> MagVenture | Mag&amp;More | Dantec | Other_____________________________</text:span></text:p>
      <text:p text:style-name="P19"/>
      <text:p text:style-name="P5"><text:span text:style-name="T21">Model</text:span><text:span text:style-name="T37">: 200 | </text:span><text:span text:style-name="T36">BiStim | Rapid | </text:span><text:span text:style-name="T37">MagPro R___ | PowerMag _____ | </text:span><text:span text:style-name="T36">Other____________________</text:span></text:p>
      <text:p text:style-name="P18"/>
      <text:p text:style-name="P5"><text:span text:style-name="T20">Coil </text:span><text:span text:style-name="T21">shape</text:span><text:span text:style-name="T20">:</text:span><text:span text:style-name="T36"><text:tab/></text:span><text:span text:style-name="T37">Round | Figure 8 | Double-Cone | H-coil<text:tab/><text:tab/></text:span><text:span text:style-name="T21">Handle</text:span><text:span text:style-name="T37">: <text:s text:c="2"/>Flat | Branding iron</text:span></text:p>
      <text:p text:style-name="P26"/>
      <text:p text:style-name="P14"><text:span text:style-name="T20">Coil size</text:span><text:span text:style-name="T36">:<text:tab/>50 | 70 | 90 | 100 | 110 | Other: _____ mm<text:tab/></text:span><text:span text:style-name="T20">Diameter</text:span><text:span text:style-name="T36">: Inner | Mean | Outer</text:span></text:p>
      <text:p text:style-name="P20">____________________________________________________________________________</text:p>
      <text:p text:style-name="P20"/>
      <text:p text:style-name="P41">EMG</text:p>
      <text:p text:style-name="P18"/>
      <text:p text:style-name="P3"><text:span text:style-name="T20">Muscle1: </text:span><text:span text:style-name="T36">FDI,T</text:span><text:span text:style-name="T38">E,</text:span><text:span text:style-name="T36">ADM,FDS,EDC,</text:span><text:span text:style-name="T38">FCR/U,ECR/U</text:span><text:span text:style-name="T36">,B</text:span><text:span text:style-name="T38">R</text:span><text:span text:style-name="T36">,</text:span><text:span text:style-name="T38">BB,</text:span><text:span text:style-name="T36">T</text:span><text:span text:style-name="T38">B</text:span><text:span text:style-name="T36">,D</text:span><text:span text:style-name="T38">EL</text:span><text:span text:style-name="T36">,P</text:span><text:span text:style-name="T38">EC</text:span><text:span text:style-name="T36">,Other___________ L | R</text:span></text:p>
      <text:p text:style-name="P18"/>
      <text:p text:style-name="P6"><text:span text:style-name="T20">Muscle</text:span><text:span text:style-name="T22">2</text:span><text:span text:style-name="T20">: </text:span><text:span text:style-name="T36">FDI,T</text:span><text:span text:style-name="T38">E</text:span><text:span text:style-name="T36">,ADM,FDS,EDC,</text:span><text:span text:style-name="T38">FCR/U,ECR/U</text:span><text:span text:style-name="T36">,B</text:span><text:span text:style-name="T38">R</text:span><text:span text:style-name="T36">,</text:span><text:span text:style-name="T38">BB,</text:span><text:span text:style-name="T36">T</text:span><text:span text:style-name="T38">B</text:span><text:span text:style-name="T36">,D</text:span><text:span text:style-name="T38">EL</text:span><text:span text:style-name="T36">,P</text:span><text:span text:style-name="T38">EC</text:span><text:span text:style-name="T36">,Other___________ L | R</text:span></text:p>
      <text:p text:style-name="P22"/>
      <text:p text:style-name="P6"><text:span text:style-name="T20">Muscle</text:span><text:span text:style-name="T22">3</text:span><text:span text:style-name="T20">: </text:span><text:span text:style-name="T36">FDI,T</text:span><text:span text:style-name="T38">E</text:span><text:span text:style-name="T36">,ADM,FDS,EDC,</text:span><text:span text:style-name="T38">FCR/U,ECR/U</text:span><text:span text:style-name="T36">,B</text:span><text:span text:style-name="T38">R</text:span><text:span text:style-name="T36">,</text:span><text:span text:style-name="T38">BB,</text:span><text:span text:style-name="T36">T</text:span><text:span text:style-name="T38">B</text:span><text:span text:style-name="T36">,D</text:span><text:span text:style-name="T38">EL</text:span><text:span text:style-name="T36">,P</text:span><text:span text:style-name="T38">EC</text:span><text:span text:style-name="T36">,Other___________ L | R</text:span></text:p>
      <text:p text:style-name="P22"/>
      <text:p text:style-name="P6"><text:span text:style-name="T20">Muscle</text:span><text:span text:style-name="T22">4</text:span><text:span text:style-name="T20">: </text:span><text:span text:style-name="T36">FDI,T</text:span><text:span text:style-name="T38">E</text:span><text:span text:style-name="T36">,ADM,FDS,EDC,</text:span><text:span text:style-name="T38">FCR/U,ECR/U</text:span><text:span text:style-name="T36">,B</text:span><text:span text:style-name="T38">R</text:span><text:span text:style-name="T36">,</text:span><text:span text:style-name="T38">BB,</text:span><text:span text:style-name="T36">T</text:span><text:span text:style-name="T38">B</text:span><text:span text:style-name="T36">,D</text:span><text:span text:style-name="T38">EL</text:span><text:span text:style-name="T36">,P</text:span><text:span text:style-name="T38">EC</text:span><text:span text:style-name="T36">,Other___________ L | R</text:span></text:p>
      <text:p text:style-name="P18">____________________________________________________________________________</text:p>
      <text:p text:style-name="P18"/>
      <text:p text:style-name="P42">PNS</text:p>
      <text:p text:style-name="P42"/>
      <text:p text:style-name="P43">Stimulator Make: <text:span text:style-name="T5">Digitimer | ADInstruments<text:tab/></text:span>Model<text:span text:style-name="T5">: D____ | BioAmp | Other_____________</text:span></text:p>
      <text:p text:style-name="P43"/>
      <text:p text:style-name="P43">Nerve1: <text:span text:style-name="T5">Digital__,Median,Ulnar,Radial <text:tab/></text:span>Location<text:span text:style-name="T5">: <text:s/>Finger,Wrist,Elbow,Other___________L | R</text:span></text:p>
      <text:p text:style-name="P65"/>
      <text:p text:style-name="P43">Nerve2<text:span text:style-name="T5">: Digital__,Median,Ulnar,Radial <text:tab/></text:span>Location<text:span text:style-name="T5">: <text:s/>Finger,Wrist,Elbow,Other___________L | R</text:span></text:p>
      <text:p text:style-name="P65"/>
      <text:p text:style-name="P43">Nerve3<text:span text:style-name="T5">: Digital__,Median,Ulnar,Radial <text:tab/></text:span>Location<text:span text:style-name="T5">: <text:s/>Finger,Wrist,Elbow,Other___________L | R</text:span></text:p>
      <text:p text:style-name="P65"/>
      <text:p text:style-name="P44">Nerve4<text:span text:style-name="T5">: Digital__,Median,Ulnar,Radial <text:tab/></text:span>Location<text:span text:style-name="T5">: <text:s/>Finger,Wrist,Elbow,Other___________L | R</text:span></text:p>
      <text:p text:style-name="P50">- - - THRESHOLDS - - -</text:p>
      <text:p text:style-name="P66"/>
      <text:p text:style-name="P46">TMS THRESHOLD LOCATIONS</text:p>
      <text:p text:style-name="P45"/>
      <text:p text:style-name="P9"><draw:custom-shape text:anchor-type="char" draw:z-index="6" draw:name="Shape 1" draw:style-name="gr1" draw:text-style-name="P76" svg:width="0.5cm" svg:height="0.5cm" svg:x="17.431cm" svg:y="0.0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9">Site</text:span><text:span text:style-name="T25">1: </text:span><text:span text:style-name="T9">_________ </text:span><text:span text:style-name="T20">Ref.</text:span><text:span text:style-name="T36">: Vertex,Inion,____ </text:span><text:span text:style-name="T25">Hem: </text:span><text:span text:style-name="T9">L,mid,R </text:span><text:span text:style-name="T25">Right:</text:span><text:span text:style-name="T9"> ___cm </text:span><text:span text:style-name="T25">Forward:</text:span><text:span text:style-name="T9"> ___cm</text:span></text:p>
      <text:p text:style-name="P63"><draw:custom-shape text:anchor-type="char" draw:z-index="7" draw:name="Shape 2" draw:style-name="gr1" draw:text-style-name="P76" svg:width="0.5cm" svg:height="0.5cm" svg:x="17.47cm" svg:y="0.4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text:span text:style-name="T29">Site2</text:span><text:span text:style-name="T25">: </text:span><text:span text:style-name="T9">_________ </text:span><text:span text:style-name="T25">Ref.</text:span><text:span text:style-name="T9">: Vertex,Inion,____ </text:span><text:span text:style-name="T25">Hem: </text:span><text:span text:style-name="T9">L,mid,R </text:span><text:span text:style-name="T25">Right:</text:span><text:span text:style-name="T9"> ___cm </text:span><text:span text:style-name="T25">Forward:</text:span><text:span text:style-name="T9"> ___cm</text:span></text:p>
      <text:p text:style-name="P63"><draw:custom-shape text:anchor-type="char" draw:z-index="8" draw:name="Shape 3" draw:style-name="gr1" draw:text-style-name="P76" svg:width="0.5cm" svg:height="0.5cm" svg:x="17.47cm" svg:y="0.4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text:span text:style-name="T29">Site3</text:span><text:span text:style-name="T25">: </text:span><text:span text:style-name="T9">_________ </text:span><text:span text:style-name="T25">Ref.</text:span><text:span text:style-name="T9">: Vertex,Inion,____ </text:span><text:span text:style-name="T25">Hem: </text:span><text:span text:style-name="T9">L,mid,R </text:span><text:span text:style-name="T25">Right:</text:span><text:span text:style-name="T9"> ___cm </text:span><text:span text:style-name="T25">Forward:</text:span><text:span text:style-name="T9"> ___cm</text:span></text:p>
      <text:p text:style-name="P63"><draw:custom-shape text:anchor-type="char" draw:z-index="9" draw:name="Shape 4" draw:style-name="gr1" draw:text-style-name="P76" svg:width="0.5cm" svg:height="0.5cm" svg:x="17.487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text:span text:style-name="T29">Site4</text:span><text:span text:style-name="T25">: </text:span><text:span text:style-name="T9">_________ </text:span><text:span text:style-name="T25">Ref.</text:span><text:span text:style-name="T9">: Vertex,Inion,____ </text:span><text:span text:style-name="T25">Hem: </text:span><text:span text:style-name="T9">L,mid,R </text:span><text:span text:style-name="T25">Right:</text:span><text:span text:style-name="T9"> ___cm </text:span><text:span text:style-name="T25">Forward:</text:span><text:span text:style-name="T9"> ___cm</text:span></text:p>
      <text:p text:style-name="P60">____________________________________________________________________________</text:p>
      <text:p text:style-name="P31"/>
      <text:p text:style-name="P31">TMS THRESHOLDS</text:p>
      <text:p text:style-name="P31"/>
      <text:p text:style-name="P8"><text:span text:style-name="T20">Method</text:span><text:span text:style-name="T7">: </text:span><text:span text:style-name="T36">MEPs</text:span><text:span text:style-name="T7">,</text:span><text:span text:style-name="T8">T</text:span><text:span text:style-name="T36">witch,Other________</text:span><text:span text:style-name="T40">_</text:span><text:span text:style-name="T36"><text:tab/></text:span><text:span text:style-name="T24">Algorithm:</text:span><text:span text:style-name="T39"> Frequency,PEST,Other___________</text:span></text:p>
      <text:p text:style-name="P27"/>
      <text:p text:style-name="P15"><text:span text:style-name="T20">Target: </text:span><text:span text:style-name="T7">5/10/_____MEPs</text:span><text:span text:style-name="T20"> </text:span><text:span text:style-name="T7">of</text:span><text:span text:style-name="T20"> </text:span><text:span text:style-name="T36">10/20/____ t</text:span><text:span text:style-name="T7">rials</text:span><text:span text:style-name="T20"><text:tab/>Criterion </text:span><text:span text:style-name="T26">m</text:span><text:span text:style-name="T20">V:</text:span><text:span text:style-name="T36"> </text:span><text:span text:style-name="T41">0.05/0.10/0.</text:span><text:span text:style-name="T36">20/</text:span><text:span text:style-name="T41">1.0/</text:span><text:span text:style-name="T36">Other_____</text:span><text:span text:style-name="T41">m</text:span><text:span text:style-name="T36">V</text:span></text:p>
      <text:p text:style-name="P23"/>
      <text:p text:style-name="P8"/>
      <text:p text:style-name="P16"><text:span text:style-name="T14">Muscle</text:span><text:span text:style-name="T18">1</text:span>: <text:span text:style-name="T36">____</text:span> <text:span text:style-name="T14">Side</text:span>: L,R <text:s/><text:span text:style-name="T14">State</text:span>: Rest/<text:span text:style-name="T36">___</text:span>%MVC,Mov<text:span text:style-name="T47">e</text:span><text:span text:style-name="T36"> <text:s/></text:span><text:span text:style-name="T27">mV</text:span><text:span text:style-name="T42">: 0.05/___ </text:span><text:span text:style-name="T14">Threshold:</text:span> <text:span text:style-name="T36">____%MSO</text:span></text:p>
      <text:p text:style-name="P25"/>
      <text:p text:style-name="P24"><text:span text:style-name="T14">Muscle</text:span><text:span text:style-name="T18">2</text:span>: ____ <text:span text:style-name="T14">Side</text:span>: L,R <text:s/><text:span text:style-name="T14">State</text:span>: Rest/___%MVC,Mov<text:span text:style-name="T47">e</text:span> <text:s/><text:span text:style-name="T15">mV</text:span><text:span text:style-name="T47">: 0.05/___ </text:span><text:span text:style-name="T14">Threshold:</text:span> ____%MSO</text:p>
      <text:p text:style-name="P24"/>
      <text:p text:style-name="P24"><text:span text:style-name="T14">Muscle</text:span><text:span text:style-name="T18">3</text:span>: ____ <text:span text:style-name="T14">Side</text:span>: L,R <text:s/><text:span text:style-name="T14">State</text:span>: Rest/___%MVC,Mov<text:span text:style-name="T47">e</text:span> <text:s/><text:span text:style-name="T15">mV</text:span><text:span text:style-name="T47">: 0.05/___ </text:span><text:span text:style-name="T14">Threshold:</text:span> ____%MSO</text:p>
      <text:p text:style-name="P24"/>
      <text:p text:style-name="P24"><text:span text:style-name="T14">Muscle</text:span><text:span text:style-name="T18">4</text:span>: ____ <text:span text:style-name="T14">Side</text:span>: L,R <text:s/><text:span text:style-name="T14">State</text:span>: Rest/___%MVC,Mov<text:span text:style-name="T47">e</text:span> <text:s/><text:span text:style-name="T15">mV</text:span><text:span text:style-name="T47">: 0.05/___ </text:span><text:span text:style-name="T14">Threshold:</text:span> ____%MSO</text:p>
      <text:p text:style-name="P61">____________________________________________________________________________</text:p>
      <text:p text:style-name="P36"/>
      <text:p text:style-name="P31">NERVE THRESHOLDS</text:p>
      <text:p text:style-name="P31"/>
      <text:p text:style-name="P8"><text:span text:style-name="T20">Nerve</text:span><text:span text:style-name="T35">1</text:span><text:span text:style-name="T20">: </text:span><text:span text:style-name="T7">____ </text:span><text:span text:style-name="T28">Side:</text:span><text:span text:style-name="T10"> </text:span><text:span text:style-name="T7">L</text:span><text:span text:style-name="T10">,</text:span><text:span text:style-name="T7">R; </text:span><text:span text:style-name="T29">Duration:</text:span><text:span text:style-name="T11"> ___ ms </text:span><text:span text:style-name="T20">Sensory:</text:span><text:span text:style-name="T7">___mA; </text:span><text:span text:style-name="T20">M-</text:span><text:span text:style-name="T29">wave</text:span><text:span text:style-name="T20">:</text:span><text:span text:style-name="T7">___mA; </text:span><text:span text:style-name="T20">Twitch:</text:span><text:span text:style-name="T7"> ___mA</text:span></text:p>
      <text:p text:style-name="P57"/>
      <text:p text:style-name="P10"><text:span text:style-name="T20">Nerve</text:span><text:span text:style-name="T35">2</text:span><text:span text:style-name="T20">: </text:span><text:span text:style-name="T7">____ </text:span><text:span text:style-name="T28">Side:</text:span><text:span text:style-name="T10"> </text:span><text:span text:style-name="T7">L</text:span><text:span text:style-name="T10">,</text:span><text:span text:style-name="T7">R; </text:span><text:span text:style-name="T29">Duration:</text:span><text:span text:style-name="T11"> ___ ms </text:span><text:span text:style-name="T20">Sensory:</text:span><text:span text:style-name="T7">___mA; </text:span><text:span text:style-name="T20">M-</text:span><text:span text:style-name="T29">wave</text:span><text:span text:style-name="T20">:</text:span><text:span text:style-name="T7">___mA; </text:span><text:span text:style-name="T20">Twitch:</text:span><text:span text:style-name="T7"> ___mA</text:span></text:p>
      <text:p text:style-name="P58"/>
      <text:p text:style-name="P10"><text:span text:style-name="T20">Nerve</text:span><text:span text:style-name="T35">3</text:span><text:span text:style-name="T20">: </text:span><text:span text:style-name="T7">____ </text:span><text:span text:style-name="T28">Side:</text:span><text:span text:style-name="T10"> </text:span><text:span text:style-name="T7">L</text:span><text:span text:style-name="T10">,</text:span><text:span text:style-name="T7">R; </text:span><text:span text:style-name="T29">Duration:</text:span><text:span text:style-name="T11"> ___ ms </text:span><text:span text:style-name="T20">Sensory:</text:span><text:span text:style-name="T7">___mA; </text:span><text:span text:style-name="T20">M-</text:span><text:span text:style-name="T29">wave</text:span><text:span text:style-name="T20">:</text:span><text:span text:style-name="T7">___mA; </text:span><text:span text:style-name="T20">Twitch:</text:span><text:span text:style-name="T7"> ___mA</text:span></text:p>
      <text:p text:style-name="P58"/>
      <text:p text:style-name="P10"><text:span text:style-name="T20">Nerve</text:span><text:span text:style-name="T35">4</text:span><text:span text:style-name="T20">: </text:span><text:span text:style-name="T7">____ </text:span><text:span text:style-name="T28">Side:</text:span><text:span text:style-name="T10"> </text:span><text:span text:style-name="T7">L</text:span><text:span text:style-name="T10">,</text:span><text:span text:style-name="T7">R; </text:span><text:span text:style-name="T29">Duration:</text:span><text:span text:style-name="T11"> ___ ms </text:span><text:span text:style-name="T20">Sensory:</text:span><text:span text:style-name="T7">___mA; </text:span><text:span text:style-name="T20">M-</text:span><text:span text:style-name="T29">wave</text:span><text:span text:style-name="T20">:</text:span><text:span text:style-name="T7">___mA; </text:span><text:span text:style-name="T20">Twitch:</text:span><text:span text:style-name="T7"> ___mA</text:span></text:p>
      <text:p text:style-name="P62">____________________________________________________________________________</text:p>
      <text:p text:style-name="P36"/>
      <text:p text:style-name="P51">- - - EEG - - -</text:p>
      <text:p text:style-name="P54"/>
      <text:p text:style-name="P70"><text:span text:style-name="T14">Hardware:</text:span>_____________ <text:s/><text:span text:style-name="T14">Sampling rate:</text:span> ____kHz <text:s/><text:span text:style-name="T14">Filtering,</text:span> <text:span text:style-name="T14">Low:</text:span> ____Hz <text:s/><text:span text:style-name="T14">High:</text:span>_____Hz</text:p>
      <text:p text:style-name="P70"/>
      <text:p text:style-name="P71"><text:span text:style-name="T19">Electrode(s)</text:span><text:span text:style-name="T14">:</text:span>____________ <text:span text:style-name="T19">Reference</text:span><text:span text:style-name="T14">:</text:span> ______</text:p>
      <text:p text:style-name="P70"/>
      <text:p text:style-name="P56"><text:span text:style-name="T14">Nerve: </text:span>____ <text:span text:style-name="T16">Side:</text:span><text:span text:style-name="T51"> </text:span>L<text:span text:style-name="T51">,</text:span>R; <text:span text:style-name="T17">Duration:</text:span><text:span text:style-name="T48"> ___ms </text:span><text:span text:style-name="T17">Intensity:</text:span><text:span text:style-name="T48"> </text:span>___mA; <text:span text:style-name="T18">Frequency:</text:span><text:span text:style-name="T52"> ___Hz <text:s/></text:span><text:span text:style-name="T18">Reps:</text:span><text:span text:style-name="T52">______ </text:span></text:p>
      <text:p text:style-name="P55"/>
      <text:p text:style-name="P72"><text:span text:style-name="T14">NOTES: </text:span>_____________________________________________________________________</text:p>
      <text:p text:style-name="P72"/>
      <text:p text:style-name="P55">____________________________________________________________________________</text:p>
      <text:p text:style-name="P33">- - - EXPERIMENT - - -</text:p>
      <text:p text:style-name="P32"/>
      <text:p text:style-name="P47">TMS LOCATIONS</text:p>
      <text:p text:style-name="P3"><draw:custom-shape text:anchor-type="char" draw:z-index="2" draw:name="Shape 5" draw:style-name="gr1" draw:text-style-name="P76" svg:width="0.5cm" svg:height="0.5cm" svg:x="17.473cm" svg:y="0.43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text:span text:style-name="T20">Site</text:span><text:span text:style-name="T29">1</text:span><text:span text:style-name="T20">: ________</text:span><text:span text:style-name="T36"> </text:span><text:span text:style-name="T29">Hem.:</text:span><text:span text:style-name="T44"> </text:span><text:span text:style-name="T36">L | Mid | R <text:s text:c="2"/></text:span><text:span text:style-name="T25">Right:</text:span><text:span text:style-name="T9"> ___cm </text:span><text:span text:style-name="T25">Forward:</text:span><text:span text:style-name="T9"> ___cm <text:s text:c="2"/></text:span><text:span text:style-name="T32">MNI: </text:span><text:span text:style-name="T12">___x,___y,___z</text:span></text:p>
      <text:p text:style-name="P64"/>
      <text:p text:style-name="P11"><draw:custom-shape text:anchor-type="char" draw:z-index="3" draw:name="Shape 6" draw:style-name="gr1" draw:text-style-name="P77" svg:width="0.502cm" svg:height="0.502cm" svg:x="17.5cm" svg:y="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5">Site</text:span><text:span text:style-name="T32">2</text:span><text:span text:style-name="T25">: ________</text:span><text:span text:style-name="T9"> </text:span><text:span text:style-name="T29">Hem.:</text:span><text:span text:style-name="T11"> </text:span><text:span text:style-name="T9">L | Mid | R <text:s text:c="2"/></text:span><text:span text:style-name="T25">Right:</text:span><text:span text:style-name="T9"> ___cm </text:span><text:span text:style-name="T25">Forward:</text:span><text:span text:style-name="T9"> ___cm <text:s text:c="2"/></text:span><text:span text:style-name="T32">MNI: </text:span><text:span text:style-name="T12">___x,___y,___z</text:span></text:p>
      <text:p text:style-name="P67"><draw:custom-shape text:anchor-type="char" draw:z-index="4" draw:name="Shape 7" draw:style-name="gr1" draw:text-style-name="P76" svg:width="0.5cm" svg:height="0.5cm" svg:x="17.492cm" svg:y="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text:span text:style-name="T32">Site3: ________</text:span><text:span text:style-name="T12"> </text:span><text:span text:style-name="T29">Hem.:</text:span><text:span text:style-name="T11"> </text:span><text:span text:style-name="T12">L | Mid | R <text:s text:c="2"/></text:span><text:span text:style-name="T25">Right:</text:span><text:span text:style-name="T9"> ___cm </text:span><text:span text:style-name="T25">Forward:</text:span><text:span text:style-name="T9"> ___cm <text:s text:c="2"/></text:span><text:span text:style-name="T32">MNI: </text:span><text:span text:style-name="T12">___x,___y,___z</text:span></text:p>
      <text:p text:style-name="P67"><draw:custom-shape text:anchor-type="char" draw:z-index="5" draw:name="Shape 7" draw:style-name="gr1" draw:text-style-name="P76" svg:width="0.5cm" svg:height="0.5cm" svg:x="17.477cm" svg:y="0.4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text:span text:style-name="T32">Site4: ________</text:span><text:span text:style-name="T12"> </text:span><text:span text:style-name="T29">Hem.:</text:span><text:span text:style-name="T11"> </text:span><text:span text:style-name="T12">L | Mid | R <text:s text:c="2"/></text:span><text:span text:style-name="T25">Right:</text:span><text:span text:style-name="T9"> ___cm </text:span><text:span text:style-name="T25">Forward:</text:span><text:span text:style-name="T9"> ___cm <text:s text:c="2"/></text:span><text:span text:style-name="T32">MNI: </text:span><text:span text:style-name="T12">___x,___y,___z</text:span></text:p>
      <text:p text:style-name="P68">____________________________________________________________________________</text:p>
      <text:p text:style-name="P29"/>
      <text:p text:style-name="P34"><text:span text:style-name="T50">TMS</text:span> PULSES</text:p>
      <text:p text:style-name="P38"/>
      <text:p text:style-name="P13"><text:span text:style-name="T20">TMS </text:span><text:span text:style-name="T30">train t</text:span><text:span text:style-name="T20">ype: </text:span><text:span text:style-name="T36">Single | Paired | </text:span><text:span text:style-name="T45">Triple | Quadruple | </text:span><text:span text:style-name="T36">rTMS: ____Hz, ____ s </text:span><text:span text:style-name="T45">| ______________</text:span></text:p>
      <text:p text:style-name="P21"/>
      <text:p text:style-name="P17"><text:span text:style-name="T20">TMS coil 1:</text:span><text:span text:style-name="T7">_______ </text:span><text:span text:style-name="T20">TMS coil 2:</text:span><text:span text:style-name="T7">_______ </text:span><text:span text:style-name="T20">TMS coil 3:</text:span><text:span text:style-name="T7">_______ </text:span><text:span text:style-name="T12">(in order of pulses)</text:span></text:p>
      <text:p text:style-name="P13"/>
      <text:p text:style-name="P13"><text:span text:style-name="T20">TMS intensity1:<text:tab/>_____ </text:span><text:span text:style-name="T36">%MSO </text:span><text:span text:style-name="T20">_____ </text:span><text:span text:style-name="T36">%RMT | %AMT<text:tab/></text:span><text:span text:style-name="T31">Shape:</text:span><text:span text:style-name="T46"> Mono | Bi | _____________</text:span></text:p>
      <text:p text:style-name="P21"/>
      <text:p text:style-name="P13"><text:span text:style-name="T20">TMS intensity2:<text:tab/>_____ </text:span><text:span text:style-name="T36">%MSO </text:span><text:span text:style-name="T20">_____ </text:span><text:span text:style-name="T36">%RMT | %AMT<text:tab/></text:span><text:span text:style-name="T31">Shape:</text:span><text:span text:style-name="T46"> Mono | Bi | _____________</text:span></text:p>
      <text:p text:style-name="P38"/>
      <text:p text:style-name="P13"><text:span text:style-name="T20">TMS intensity3:<text:tab/>_____ </text:span><text:span text:style-name="T36">%MSO </text:span><text:span text:style-name="T20">_____ </text:span><text:span text:style-name="T36">%RMT | %AMT<text:tab/></text:span><text:span text:style-name="T31">Shape:</text:span><text:span text:style-name="T46"> Mono | Bi | _____________</text:span></text:p>
      <text:p text:style-name="P38"/>
      <text:p text:style-name="P13"><text:span text:style-name="T20">TMS intensity4:<text:tab/>_____ </text:span><text:span text:style-name="T36">%MSO </text:span><text:span text:style-name="T20">_____ </text:span><text:span text:style-name="T36">%RMT | %AMT<text:tab/></text:span><text:span text:style-name="T31">Shape:</text:span><text:span text:style-name="T46"> Mono | Bi | _____________</text:span></text:p>
      <text:p text:style-name="P73"/>
      <text:p text:style-name="P74">N blocks: ____ N trials per block: ____ N pulses per trial: ____ Total pulses:_______ </text:p>
      <text:p text:style-name="P69">____________________________________________________________________________</text:p>
      <text:p text:style-name="P69"/>
      <text:p text:style-name="P34">NERVE PULSES</text:p>
      <text:p text:style-name="P28"/>
      <text:p text:style-name="P28">Nerve1: <text:span text:style-name="T5">Median,Ulnar,Radial,</text:span><text:span text:style-name="T6">Digital__,_</text:span><text:span text:style-name="T5">______ </text:span><text:span text:style-name="T49">Side:</text:span><text:span text:style-name="T6"> </text:span><text:span text:style-name="T5">L,R </text:span><text:span text:style-name="T49">Duration:</text:span><text:span text:style-name="T6"> ___ms </text:span><text:span text:style-name="T49">I</text:span>ntensity: <text:span text:style-name="T5">___mA</text:span></text:p>
      <text:p text:style-name="P59"/>
      <text:p text:style-name="P37">Nerve<text:span text:style-name="T49">2</text:span>:<text:span text:style-name="T5"> Median,Ulnar,Radial,</text:span><text:span text:style-name="T6">Digital__,_</text:span><text:span text:style-name="T5">______ </text:span><text:span text:style-name="T49">Side: </text:span><text:span text:style-name="T5">L,R </text:span><text:span text:style-name="T49">Duration:</text:span><text:span text:style-name="T6"> ___ms </text:span><text:span text:style-name="T49">I</text:span>ntensity: <text:span text:style-name="T5">___mA</text:span></text:p>
      <text:p text:style-name="P59"/>
      <text:p text:style-name="P37">Nerve<text:span text:style-name="T49">3</text:span>: <text:span text:style-name="T5">Median,Ulnar,Radial,</text:span><text:span text:style-name="T6">Digital__,_</text:span><text:span text:style-name="T5">______ </text:span><text:span text:style-name="T49">Side:</text:span><text:span text:style-name="T6"> </text:span><text:span text:style-name="T5">L,R </text:span><text:span text:style-name="T49">Duration:</text:span><text:span text:style-name="T6"> ___ms </text:span><text:span text:style-name="T49">I</text:span>ntensity:<text:span text:style-name="T5"> ___mA</text:span></text:p>
      <text:p text:style-name="P59"/>
      <text:p text:style-name="P37">Nerve<text:span text:style-name="T49">4</text:span>:<text:span text:style-name="T5"> Median,Ulnar,Radial,</text:span><text:span text:style-name="T6">Digital__,_</text:span><text:span text:style-name="T5">______ </text:span><text:span text:style-name="T6">S</text:span><text:span text:style-name="T49">ide:</text:span><text:span text:style-name="T6"> </text:span><text:span text:style-name="T5">L,R </text:span><text:span text:style-name="T49">Duration:</text:span><text:span text:style-name="T6"> ___ms </text:span><text:span text:style-name="T49">I</text:span>ntensity:<text:span text:style-name="T5"> ___mA</text:span></text:p>
      <text:p text:style-name="P28"/>
      <text:p text:style-name="P35"/>
      <text:p text:style-name="P35">N blocks: ____ N trials per block: ____ N pulses per trial: ____ Total pulses:_______ </text:p>
      <text:p text:style-name="P29"/>
      <text:p text:style-name="P29">NOTES</text:p>
      <text:p text:style-name="P52">____________________________________________________________________________</text:p>
      <text:p text:style-name="P52"/>
      <text:p text:style-name="P52">____________________________________________________________________________</text:p>
      <text:p text:style-name="P52"/>
      <text:p text:style-name="P52">____________________________________________________________________________</text:p>
      <text:p text:style-name="P52"/>
      <text:p text:style-name="P53">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GB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/>
      <style:text-properties fo:font-size="12pt" officeooo:paragraph-rsid="000b59f4" style:font-size-asian="12pt" style:font-size-complex="12pt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style:font-name="Arial" fo:font-weight="bold" style:font-weight-asian="bold" style:font-name-complex="Arial" style:font-weight-complex="bold"/>
    </style:style>
    <style:style style:name="MT2" style:family="text">
      <style:text-properties style:font-name="Arial" fo:font-weight="bold" officeooo:rsid="001a6010" style:font-weight-asian="bold" style:font-name-complex="Arial" style:font-weight-complex="bold"/>
    </style:style>
    <style:style style:name="MT3" style:family="text">
      <style:text-properties style:font-name="Arial" fo:font-weight="bold" officeooo:rsid="0011d9ac" style:font-weight-asian="bold" style:font-name-complex="Arial" style:font-weight-complex="bold"/>
    </style:style>
    <style:style style:name="MT4" style:family="text">
      <style:text-properties style:font-name="Arial" fo:font-weight="bold" officeooo:rsid="002a2de9" style:font-weight-asian="bold" style:font-name-complex="Arial" style:font-weight-complex="bold"/>
    </style:style>
    <style:style style:name="MT5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tru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pan text:style-name="MT1">TMSMultiLab protocol s</text:span><text:span text:style-name="MT2">heet<text:tab/><text:tab/></text:span><text:span text:style-name="MT3">Version 3.</text:span><text:span text:style-name="MT4">1</text:span><text:span text:style-name="MT3"><text:tab/><text:tab/></text:span><text:span text:style-name="MT2">October 2024<text:tab/></text:span><text:span text:style-name="MT3"><text:tab/></text:span><text:span text:style-name="MT2">Page </text:span><text:span text:style-name="MT2"><text:page-number text:select-page="current">3</text:page-number></text:span></text:p>
      </style:header>
      <style:footer>
        <text:p text:style-name="MP2"><text:a xlink:type="simple" xlink:href="https://github.com/TMSMultiLab/TMSMultiLab/blob/main/Docs/TMSMultiLab_Protocol_Sheet.odt" text:style-name="Internet_20_link" text:visited-style-name="Visited_20_Internet_20_Link">https://github.com/TMSMultiLab/TMSMultiLab/blob/main/Docs/TMSMultiLab_Protocol_Sheet.odt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5T10:14:00</meta:creation-date>
    <dc:date>2024-10-24T11:57:25.139962090</dc:date>
    <meta:editing-cycles>64</meta:editing-cycles>
    <meta:editing-duration>PT2H33M52S</meta:editing-duration>
    <meta:generator>LibreOffice/7.3.7.2$Linux_X86_64 LibreOffice_project/30$Build-2</meta:generator>
    <meta:document-statistic meta:table-count="0" meta:image-count="0" meta:object-count="0" meta:page-count="3" meta:paragraph-count="83" meta:word-count="596" meta:character-count="5792" meta:non-whitespace-character-count="5224"/>
  </office:meta>
</office:document-meta>
</file>